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149c21" officeooo:paragraph-rsid="00149c21"/>
    </style:style>
    <style:style style:name="P6" style:family="paragraph" style:parent-style-name="Syllabus_20_text">
      <style:text-properties officeooo:rsid="00689638" officeooo:paragraph-rsid="00689638"/>
    </style:style>
    <style:style style:name="P7" style:family="paragraph" style:parent-style-name="Syllabus_20_text">
      <style:text-properties officeooo:paragraph-rsid="0075ee87"/>
    </style:style>
    <style:style style:name="P8" style:family="paragraph" style:parent-style-name="Syllabus_20_text">
      <style:text-properties officeooo:rsid="007f692b" officeooo:paragraph-rsid="007f692b"/>
    </style:style>
    <style:style style:name="P9" style:family="paragraph" style:parent-style-name="Syllabus_20_text">
      <style:text-properties officeooo:rsid="007f8b86" officeooo:paragraph-rsid="007f8b86"/>
    </style:style>
    <style:style style:name="P10" style:family="paragraph" style:parent-style-name="Syllabus_20_text">
      <style:text-properties officeooo:paragraph-rsid="0085e10d"/>
    </style:style>
    <style:style style:name="P11" style:family="paragraph" style:parent-style-name="Syllabus_20_text">
      <style:text-properties officeooo:paragraph-rsid="00882576"/>
    </style:style>
    <style:style style:name="P12" style:family="paragraph" style:parent-style-name="Syllabus_20_text">
      <style:text-properties officeooo:paragraph-rsid="008f65de"/>
    </style:style>
    <style:style style:name="P13" style:family="paragraph" style:parent-style-name="Syllabus_20_text">
      <style:text-properties officeooo:rsid="008f65de" officeooo:paragraph-rsid="008f65de"/>
    </style:style>
    <style:style style:name="P14" style:family="paragraph" style:parent-style-name="Syllabus_20_text">
      <style:text-properties officeooo:rsid="00687d9f" officeooo:paragraph-rsid="0092e2ab"/>
    </style:style>
    <style:style style:name="P15" style:family="paragraph" style:parent-style-name="Syllabus_20_text">
      <style:text-properties officeooo:rsid="00915619" officeooo:paragraph-rsid="00915619"/>
    </style:style>
    <style:style style:name="P16" style:family="paragraph" style:parent-style-name="Syllabus_20_text">
      <style:text-properties officeooo:rsid="0092e2ab" officeooo:paragraph-rsid="0092e2ab"/>
    </style:style>
    <style:style style:name="P17" style:family="paragraph" style:parent-style-name="Syllabus_20_text" style:master-page-name="">
      <style:paragraph-properties style:page-number="auto" fo:keep-with-next="always"/>
      <style:text-properties officeooo:rsid="00689638" officeooo:paragraph-rsid="00689638"/>
    </style:style>
    <style:style style:name="P18" style:family="paragraph" style:parent-style-name="Syllabus_20_section_20_header">
      <style:text-properties officeooo:rsid="000f20d4" officeooo:paragraph-rsid="000f20d4"/>
    </style:style>
    <style:style style:name="P19" style:family="paragraph" style:parent-style-name="Syllabus_20_section_20_header">
      <style:text-properties officeooo:paragraph-rsid="00130263"/>
    </style:style>
    <style:style style:name="P20" style:family="paragraph" style:parent-style-name="Syllabus_20_section_20_header">
      <style:text-properties officeooo:rsid="00881455" officeooo:paragraph-rsid="00882576"/>
    </style:style>
    <style:style style:name="P21" style:family="paragraph" style:parent-style-name="Syllabus_20_section_20_header">
      <style:text-properties officeooo:paragraph-rsid="008e0cf4"/>
    </style:style>
    <style:style style:name="P22" style:family="paragraph" style:parent-style-name="Syllabus_20_section_20_header">
      <style:text-properties officeooo:rsid="00689638" officeooo:paragraph-rsid="00689638"/>
    </style:style>
    <style:style style:name="P23" style:family="paragraph" style:parent-style-name="Syllabus_20_section_20_header">
      <style:text-properties officeooo:rsid="00915619" officeooo:paragraph-rsid="00915619"/>
    </style:style>
    <style:style style:name="P24" style:family="paragraph" style:parent-style-name="Table_20_Contents">
      <style:text-properties style:font-name="Noto Sans1" fo:font-size="11pt" officeooo:rsid="002465e2" officeooo:paragraph-rsid="002465e2" style:font-size-asian="10.5pt"/>
    </style:style>
    <style:style style:name="P25" style:family="paragraph" style:parent-style-name="Table_20_Contents">
      <style:paragraph-properties fo:text-align="center" style:justify-single-word="false"/>
      <style:text-properties style:font-name="Noto Sans1" fo:font-size="11pt" officeooo:rsid="002465e2" officeooo:paragraph-rsid="002465e2" style:font-size-asian="10.5pt"/>
    </style:style>
    <style:style style:name="P26" style:family="paragraph" style:parent-style-name="Table_20_Contents">
      <style:paragraph-properties fo:text-align="center" style:justify-single-word="false"/>
      <style:text-properties style:font-name="Noto Sans1" fo:font-size="11pt" style:font-size-asian="10.5pt"/>
    </style:style>
    <style:style style:name="P27" style:family="paragraph" style:parent-style-name="Table_20_Contents">
      <style:text-properties style:font-name="Noto Sans1" fo:font-size="11pt" officeooo:rsid="007c2386" officeooo:paragraph-rsid="007c2386" style:font-size-asian="10.5pt"/>
    </style:style>
    <style:style style:name="P28" style:family="paragraph" style:parent-style-name="Table_20_Contents">
      <style:paragraph-properties fo:text-align="center" style:justify-single-word="false"/>
      <style:text-properties style:font-name="Noto Sans1" fo:font-size="11pt" officeooo:rsid="007c2386" officeooo:paragraph-rsid="007c2386" style:font-size-asian="10.5pt"/>
    </style:style>
    <style:style style:name="P29" style:family="paragraph" style:parent-style-name="Syllabus_20_subtitle">
      <style:text-properties officeooo:rsid="008e0cf4" officeooo:paragraph-rsid="008e0cf4"/>
    </style:style>
    <style:style style:name="P30" style:family="paragraph" style:parent-style-name="Syllabus_20_text" style:list-style-name="WWNum1"/>
    <style:style style:name="P31" style:family="paragraph" style:parent-style-name="Syllabus_20_text">
      <style:text-properties officeooo:rsid="0090a417" officeooo:paragraph-rsid="0092e2ab"/>
    </style:style>
    <style:style style:name="P32" style:family="paragraph" style:parent-style-name="Syllabus_20_text" style:list-style-name="L1">
      <style:text-properties officeooo:paragraph-rsid="00882576"/>
    </style:style>
    <style:style style:name="T1" style:family="text">
      <style:text-properties officeooo:rsid="000b136c"/>
    </style:style>
    <style:style style:name="T2" style:family="text">
      <style:text-properties fo:font-weight="normal" officeooo:rsid="000b136c" style:font-weight-asian="normal" style:font-weight-complex="normal"/>
    </style:style>
    <style:style style:name="T3" style:family="text">
      <style:text-properties fo:font-weight="normal" officeooo:rsid="000cd3c2" style:font-weight-asian="normal" style:font-weight-complex="normal"/>
    </style:style>
    <style:style style:name="T4" style:family="text">
      <style:text-properties fo:font-weight="normal" officeooo:rsid="0082cdde" style:font-weight-asian="normal" style:font-weight-complex="normal"/>
    </style:style>
    <style:style style:name="T5" style:family="text">
      <style:text-properties fo:font-weight="normal" officeooo:rsid="0085e10d" style:font-weight-asian="normal" style:font-weight-complex="normal"/>
    </style:style>
    <style:style style:name="T6" style:family="text">
      <style:text-properties fo:font-weight="normal" officeooo:rsid="00942da5"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f26bd"/>
    </style:style>
    <style:style style:name="T9" style:family="text">
      <style:text-properties fo:font-style="italic" style:font-style-asian="italic" style:font-style-complex="italic"/>
    </style:style>
    <style:style style:name="T10" style:family="text">
      <style:text-properties officeooo:rsid="00149c21"/>
    </style:style>
    <style:style style:name="T11" style:family="text">
      <style:text-properties officeooo:rsid="00160b99"/>
    </style:style>
    <style:style style:name="T12" style:family="text">
      <style:text-properties officeooo:rsid="0025c111"/>
    </style:style>
    <style:style style:name="T13" style:family="text">
      <style:text-properties officeooo:rsid="00687d9f"/>
    </style:style>
    <style:style style:name="T14" style:family="text">
      <style:text-properties officeooo:rsid="00689638"/>
    </style:style>
    <style:style style:name="T15" style:family="text">
      <style:text-properties officeooo:rsid="0069038c"/>
    </style:style>
    <style:style style:name="T16" style:family="text">
      <style:text-properties officeooo:rsid="0069d99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8f65de" style:font-style-asian="normal" style:font-weight-asian="normal" style:font-style-complex="normal" style:font-weight-complex="normal"/>
    </style:style>
    <style:style style:name="T19" style:family="text">
      <style:text-properties officeooo:rsid="00719f01"/>
    </style:style>
    <style:style style:name="T20" style:family="text">
      <style:text-properties officeooo:rsid="007c2386"/>
    </style:style>
    <style:style style:name="T21" style:family="text">
      <style:text-properties officeooo:rsid="0084687b"/>
    </style:style>
    <style:style style:name="T22" style:family="text">
      <style:text-properties officeooo:rsid="00881455"/>
    </style:style>
    <style:style style:name="T23" style:family="text">
      <style:text-properties officeooo:rsid="008e0cf4"/>
    </style:style>
    <style:style style:name="T24" style:family="text">
      <style:text-properties style:font-name="Noto Sans" fo:font-style="normal" fo:font-weight="normal" officeooo:rsid="008f65de" style:font-style-asian="normal" style:font-weight-asian="normal" style:font-style-complex="normal" style:font-weight-complex="normal"/>
    </style:style>
    <style:style style:name="T25" style:family="text">
      <style:text-properties officeooo:rsid="0090a417"/>
    </style:style>
    <style:style style:name="T26" style:family="text">
      <style:text-properties officeooo:rsid="0090bdbb"/>
    </style:style>
    <style:style style:name="T27" style:family="text">
      <style:text-properties officeooo:rsid="0092e2ab"/>
    </style:style>
    <style:style style:name="T28" style:family="text">
      <style:text-properties officeooo:rsid="00942da5"/>
    </style:style>
    <style:style style:name="T29" style:family="text">
      <style:text-properties officeooo:rsid="0094fd21"/>
    </style:style>
    <style:style style:name="T30" style:family="text">
      <style:text-properties officeooo:rsid="00971f3e"/>
    </style:style>
    <style:style style:name="T31" style:family="text">
      <style:text-properties officeooo:rsid="0098e289"/>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yllabus_20_title">Statistics 1 (STAT 201-0<text:span text:style-name="T23">1</text:span>)</text:p>
      <text:p text:style-name="Syllabus_20_subtitle">Metropolitan State University</text:p>
      <text:p text:style-name="P29">Spring 2019</text:p>
      <text:p text:style-name="Syllabus_20_text"/>
      <text:p text:style-name="Syllabus_20_info">Instructor: <text:tab/><text:span text:style-name="T2">Michael Shyne</text:span></text:p>
      <text:p text:style-name="P1"><text:span text:style-name="T1">Email: <text:tab/></text:span><text:a xlink:type="simple" xlink:href="mailto:michael.shyne@metrostate.edu" text:style-name="Internet_20_link" text:visited-style-name="Visited_20_Internet_20_Link"><text:span text:style-name="T3">michael.shyne@metrostate.edu</text:span></text:a></text:p>
      <text:p text:style-name="P1"><text:span text:style-name="T1">Meeting time: <text:tab/></text:span><text:span text:style-name="T5">Monday</text:span><text:span text:style-name="T2">, 6:00 – 9:</text:span><text:span text:style-name="T4">3</text:span><text:span text:style-name="T2">0 pm, </text:span><text:span text:style-name="T5">Library 3</text:span><text:span text:style-name="T6">12</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5117597942552683749" text:style-name="WWNum1">
        <text:list-item>
          <text:p text:style-name="P30">Demonstrate comprehension and ability to apply inferential statistics, including construction of confidence intervals for point estimates and simple hypothesis tests.</text:p>
        </text:list-item>
        <text:list-item>
          <text:p text:style-name="P30">Recognize appropriate use of different statistical models to represent and answer questions about representative real-world problems involving categorical and quantitative data.</text:p>
        </text:list-item>
        <text:list-item>
          <text:p text:style-name="P30">Understand and apply statistical concepts including probability, regression and correlation, experimental design, descriptive statistics and inferential statistics.</text:p>
        </text:list-item>
        <text:list-item>
          <text:p text:style-name="P30">Understand statistical principles and methods for data collection and analysis.</text:p>
        </text:list-item>
      </text:list>
      <text:p text:style-name="P19">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10"><text:span text:style-name="T8">To make an appointment or for more information visit the CAE website at: </text:span><text:a xlink:type="simple" xlink:href="https://www.metrostate.edu/academics/success/tutoring" text:style-name="Internet_20_link" text:visited-style-name="Visited_20_Internet_20_Link"><text:span text:style-name="T8">https://www.metrostate.edu/academics/success/tutoring</text:span></text:a></text:p>
      <text:p text:style-name="P22">D2L / Email</text:p>
      <text:p text:style-name="P6">Course and supplementary material, such as lecture slides and guides for using StatCrunch, will be available on D2L. Any announcements will also be posted on D2L, as well as emailed to your <text:soft-page-break/>Metro State email address. </text:p>
      <text:p text:style-name="P6">The best way to contact me is via email. I will try to respond to all emails withing 24 hours. However, you must email from your Metro State account. I am only allowed to discuss course matters, such as grades, <text:span text:style-name="T16">over</text:span> official Metro State email addresses.</text:p>
      <text:p text:style-name="P21">Textboo<text:span text:style-name="T11">k</text:span></text:p>
      <text:p text:style-name="P12"><text:span text:style-name="Emphasis"><text:span text:style-name="T18">OpenIntro Statistics</text:span></text:span><text:span text:style-name="Emphasis"><text:span text:style-name="T17">, 3</text:span></text:span><text:span text:style-name="Emphasis"><text:span text:style-name="T18">rd</text:span></text:span><text:span text:style-name="Emphasis"><text:span text:style-name="T17"> Edition </text:span></text:span><text:span text:style-name="T17">by </text:span><text:span text:style-name="T18">Diez, Barr, </text:span><text:span text:style-name="T24">Ҫ</text:span><text:span text:style-name="T18">etinkaya-Rundel</text:span></text:p>
      <text:p text:style-name="P13">This is an open source textbook. A PDF version can be downloaded at: <text:a xlink:type="simple" xlink:href="https://www.openintro.org/stat/textbook.php" text:style-name="Internet_20_link" text:visited-style-name="Visited_20_Internet_20_Link">https://www.openintro.org/stat/textbook.php</text:a>. <text:span text:style-name="T31">You</text:span> also <text:span text:style-name="T31">have the option</text:span> to buy a hard copy from Amazon for about $15.</text:p>
      <text:p text:style-name="P23">R and RStudio</text:p>
      <text:p text:style-name="P15">This course will utilize R as our statistical analysis tool. R is a freely available programming language which is quickly becoming one of the most widely used tools in statistics and data science. <text:span text:style-name="T28">However</text:span>, this is not a programming class. No programming experience is necessary.</text:p>
      <text:p text:style-name="P15">RStudio is an application, <text:span text:style-name="T27">also free,</text:span> which <text:span text:style-name="T27">makes using R much easier. While it is not strictly necessary to use R, it has features which we will take advantage of during class. </text:span></text:p>
      <text:p text:style-name="P16">More information and installation instructions can be found at...</text:p>
      <text:p text:style-name="P16">R: <text:a xlink:type="simple" xlink:href="https://www.r-project.org/" text:style-name="Internet_20_link" text:visited-style-name="Visited_20_Internet_20_Link">https://www.r-project.org/</text:a></text:p>
      <text:p text:style-name="P16">R<text:span text:style-name="T30">S</text:span>tudio: <text:a xlink:type="simple" xlink:href="https://www.rstudio.com/" text:style-name="Internet_20_link" text:visited-style-name="Visited_20_Internet_20_Link">https://www.rstudio.com/</text:a></text:p>
      <text:p text:style-name="P18">Course Structure</text:p>
      <text:p text:style-name="P2">The course will <text:span text:style-name="T14">consists of lectures and in-class group work. There will be weekly homework and in-class quizzes, two exams and a final project or presentation.</text:span></text:p>
      <text:p text:style-name="P18">Homework <text:span text:style-name="T27">and Quizzes</text:span></text:p>
      <text:p text:style-name="P14">There will be weekly homework assignments <text:span text:style-name="T25">to be submitted online before the next class period. You are allowed to work on homework in groups with other students or with tutors. Homework is graded 50% on completion and 50% on correct answers to selected problems. Late work will only be accepted with prior approval and will be subject to a late penalty.</text:span></text:p>
      <text:p text:style-name="P31">Most weeks will also have a short in-class quiz. Any class materials (notes, lecture slides, textbooks) can be used, but quizzes must be completed alone. </text:p>
      <text:p text:style-name="P31">The lowest homework and quiz score of the semester will be dropped.</text:p>
      <text:p text:style-name="Syllabus_20_section_20_header">Group work</text:p>
      <text:p text:style-name="P8">Each lecture week there will be in-class assignments to be worked on in groups and discussed with the full class. <text:span text:style-name="T25">The group work will not be graded.</text:span></text:p>
      <text:p text:style-name="Syllabus_20_section_20_header"><text:span text:style-name="T25">Project/</text:span>Presentation</text:p>
      <text:p text:style-name="P9"><text:span text:style-name="T25">Students will have a choice of doing a project or a presentation at the end of the semester. The </text:span><text:soft-page-break/><text:span text:style-name="T25">project will involve analyzing a simple dataset. The presentation will involve critically examining the statistical content of a news item.</text:span> Details will be provided <text:span text:style-name="T21">before</text:span> the midterm.</text:p>
      <text:p text:style-name="P18">Exams</text:p>
      <text:p text:style-name="P2">There will be <text:span text:style-name="T13">a midterm exam and a final exam. Details will be provided later in the semester. There will be no make up exams.</text:span></text:p>
      <text:p text:style-name="P18">Grading</text:p>
      <text:p text:style-name="P17">The homework, quizzes and exams will contribute to your final grade as <text:span text:style-name="T15">follows</text:span>:</text:p>
      <table:table table:name="Table1" table:style-name="Table1">
        <table:table-column table:style-name="Table1.A"/>
        <table:table-column table:style-name="Table1.B"/>
        <table:table-row>
          <table:table-cell table:style-name="Table1.A1" office:value-type="string">
            <text:p text:style-name="P24">Homework <text:span text:style-name="T19">(lowest score dropped)</text:span></text:p>
          </table:table-cell>
          <table:table-cell table:style-name="Table1.B1" office:value-type="string">
            <text:p text:style-name="P25"><text:span text:style-name="T29">40</text:span> %</text:p>
          </table:table-cell>
        </table:table-row>
        <table:table-row>
          <table:table-cell table:style-name="Table1.A2" office:value-type="string">
            <text:p text:style-name="P24">Quizzes (lowest score dropped)</text:p>
          </table:table-cell>
          <table:table-cell table:style-name="Table1.B2" office:value-type="string">
            <text:p text:style-name="P25"><text:span text:style-name="T20">1</text:span>0 %</text:p>
          </table:table-cell>
        </table:table-row>
        <table:table-row>
          <table:table-cell table:style-name="Table1.A2" office:value-type="string">
            <text:p text:style-name="P27"><text:span text:style-name="T23">Project/</text:span>Presentation</text:p>
          </table:table-cell>
          <table:table-cell table:style-name="Table1.B2" office:value-type="string">
            <text:p text:style-name="P28"><text:span text:style-name="T26">10</text:span> %</text:p>
          </table:table-cell>
        </table:table-row>
        <table:table-row>
          <table:table-cell table:style-name="Table1.A2" office:value-type="string">
            <text:p text:style-name="P24">Midterm exam </text:p>
          </table:table-cell>
          <table:table-cell table:style-name="Table1.B2" office:value-type="string">
            <text:p text:style-name="P25">2<text:span text:style-name="T12">0</text:span> %</text:p>
          </table:table-cell>
        </table:table-row>
        <table:table-row>
          <table:table-cell table:style-name="Table1.A2" office:value-type="string">
            <text:p text:style-name="P24">Final exam</text:p>
          </table:table-cell>
          <table:table-cell table:style-name="Table1.B2" office:value-type="string">
            <text:p text:style-name="P25"><text:span text:style-name="T20">20</text:span> %</text:p>
          </table:table-cell>
        </table:table-row>
      </table:table>
      <text:p text:style-name="P2"/>
      <text:p text:style-name="P17">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5">100 – 93</text:p>
          </table:table-cell>
          <table:table-cell table:style-name="Table2.A1" office:value-type="string">
            <text:p text:style-name="P25">A</text:p>
          </table:table-cell>
          <table:table-cell table:style-name="Table2.C1" office:value-type="string">
            <text:p text:style-name="P26"/>
          </table:table-cell>
          <table:table-cell table:style-name="Table2.A1" office:value-type="string">
            <text:p text:style-name="P25">77 – 79</text:p>
          </table:table-cell>
          <table:table-cell table:style-name="Table2.E1" office:value-type="string">
            <text:p text:style-name="P25">C+</text:p>
          </table:table-cell>
        </table:table-row>
        <table:table-row>
          <table:table-cell table:style-name="Table2.A2" office:value-type="string">
            <text:p text:style-name="P25">92 – 90</text:p>
          </table:table-cell>
          <table:table-cell table:style-name="Table2.A2" office:value-type="string">
            <text:p text:style-name="P25">A-</text:p>
          </table:table-cell>
          <table:table-cell table:style-name="Table2.C1" office:value-type="string">
            <text:p text:style-name="P26"/>
          </table:table-cell>
          <table:table-cell table:style-name="Table2.A2" office:value-type="string">
            <text:p text:style-name="P25">73 – 76</text:p>
          </table:table-cell>
          <table:table-cell table:style-name="Table2.E2" office:value-type="string">
            <text:p text:style-name="P25">C</text:p>
          </table:table-cell>
        </table:table-row>
        <table:table-row>
          <table:table-cell table:style-name="Table2.A2" office:value-type="string">
            <text:p text:style-name="P25">87 – 89</text:p>
          </table:table-cell>
          <table:table-cell table:style-name="Table2.A2" office:value-type="string">
            <text:p text:style-name="P25">B+</text:p>
          </table:table-cell>
          <table:table-cell table:style-name="Table2.C1" office:value-type="string">
            <text:p text:style-name="P26"/>
          </table:table-cell>
          <table:table-cell table:style-name="Table2.A2" office:value-type="string">
            <text:p text:style-name="P25">70 – 72</text:p>
          </table:table-cell>
          <table:table-cell table:style-name="Table2.E2" office:value-type="string">
            <text:p text:style-name="P25">C-</text:p>
          </table:table-cell>
        </table:table-row>
        <table:table-row>
          <table:table-cell table:style-name="Table2.A2" office:value-type="string">
            <text:p text:style-name="P25">83 – 86</text:p>
          </table:table-cell>
          <table:table-cell table:style-name="Table2.A2" office:value-type="string">
            <text:p text:style-name="P25">B</text:p>
          </table:table-cell>
          <table:table-cell table:style-name="Table2.C1" office:value-type="string">
            <text:p text:style-name="P26"/>
          </table:table-cell>
          <table:table-cell table:style-name="Table2.A2" office:value-type="string">
            <text:p text:style-name="P25">60 – 69</text:p>
          </table:table-cell>
          <table:table-cell table:style-name="Table2.E2" office:value-type="string">
            <text:p text:style-name="P25">D</text:p>
          </table:table-cell>
        </table:table-row>
        <table:table-row>
          <table:table-cell table:style-name="Table2.A2" office:value-type="string">
            <text:p text:style-name="P25">80 – 82</text:p>
          </table:table-cell>
          <table:table-cell table:style-name="Table2.A2" office:value-type="string">
            <text:p text:style-name="P25">B-</text:p>
          </table:table-cell>
          <table:table-cell table:style-name="Table2.C1" office:value-type="string">
            <text:p text:style-name="P26"/>
          </table:table-cell>
          <table:table-cell table:style-name="Table2.A2" office:value-type="string">
            <text:p text:style-name="P25">0 – 59</text:p>
          </table:table-cell>
          <table:table-cell table:style-name="Table2.E2" office:value-type="string">
            <text:p text:style-name="P25">F</text:p>
          </table:table-cell>
        </table:table-row>
      </table:table>
      <text:p text:style-name="Syllabus_20_section_20_header"/>
      <text:p text:style-name="Syllabus_20_section_20_header">Incompletes</text:p>
      <text:p text:style-name="Syllabus_20_text">Incompletes are rarely given and will be considered only when conditions beyond your control prevent you from completing the course. <text:s/><text:span text:style-name="T7">Incompletes will not be given to anyone with a failing grade under any circumstances.</text:span> <text:s/>The request by the student must come <text:span text:style-name="T7">before</text:span> the final exam. <text:s/>Instructors are not required to give incompletes and final determination to assign an incomplete is at the discretion of the instructor.</text:p>
      <text:p text:style-name="P20">University Non-Attendance and Reporting Policy and Procedure</text:p>
      <text:p text:style-name="P11">The purpose of the Non-Attendance and Reporting Policy is to ensure Federal Title IV regulations are adhered to with respect to a student’s enrollment level for the purpose of calculating and paying financial aid. While Metropolitan State University is not required to take attendance, Federal Title IV financial aid regulations require a procedure to establish that students have attended, at a minimum, one day of class for each course in which the student’s enrollment status was used to determine eligibility for the Pell Grant Program. In addition, the university needs to determine a last date of attendance for those students who receive all failing <text:soft-page-break/>grades or unofficially withdraw.</text:p>
      <text:p text:style-name="Syllabus_20_section_20_header">Diversity and Disability Statement</text:p>
      <text:p text:style-name="P11">Our institution values diversity and inclusion; we are committed to a climate of mutual respect 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ext:p>
      <text:p text:style-name="P11">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0">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9">Academic Integrity Policy and Procedures</text:span>. For information on the university’s policies regarding <text:span text:style-name="T10">academic integrity</text:span>, please refer to <text:span text:style-name="T10">the following...</text:span></text:p>
      <text:p text:style-name="P4"><text:span text:style-name="T10">T</text:span>he student handbook <text:span text:style-name="T10">is here</text:span>: <text:a xlink:type="simple" xlink:href="http://www.metrostate.edu/student/student-services-support/student-services/gateway/student-handbook" text:style-name="Internet_20_link" text:visited-style-name="Visited_20_Internet_20_Link"><text:span text:style-name="T10">http://www.metrostate.edu/student/student-services-support/student-services/gateway/student-handbook</text:span></text:a></text:p>
      <text:p text:style-name="P5">The universities policies and procedures can be found here: <text:a xlink:type="simple" xlink:href="http://www.metrostate.edu/student/course-info/course-info/university-policies-and-procedures" text:style-name="Internet_20_link" text:visited-style-name="Visited_20_Internet_20_Link">http://www.metrostate.edu/student/course-info/course-info/university-policies-and-procedures</text:a></text:p>
      <text:p text:style-name="P5">The policy on academic integrity is here: <text:a xlink:type="simple" xlink:href="http://www.metrostate.edu/Documents/university-policies-procedures/section-ii-b-academic-affairs-procedures/procedure-219-student-academic-integrity-01062014.pdf" text:style-name="Internet_20_link" text:visited-style-name="Visited_20_Internet_20_Link">http://www.metrostate.edu/Documents/university-policies-procedures/section-ii-b-academic-affairs-procedures/procedure-219-student-academic-integrity-01062014.pdf</text:a></text:p>
      <text:p text:style-name="P4"/>
      <text:p text:style-name="Syllabus_20_text"><draw:frame draw:style-name="fr1" draw:name="Frame1" text:anchor-type="paragraph" svg:width="6.9252in" style:rel-width="100%" draw:z-index="0"><draw:text-box fo:min-height="0.1402in"><text:p text:style-name="P7"><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1"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9-01-13T20:11:29.498714691</dc:date>
    <meta:editing-duration>P5DT12H50M6S</meta:editing-duration>
    <meta:editing-cycles>32</meta:editing-cycles>
    <meta:document-statistic meta:table-count="2" meta:image-count="1" meta:object-count="0" meta:page-count="4" meta:paragraph-count="88" meta:word-count="1240" meta:character-count="8385" meta:non-whitespace-character-count="7206"/>
  </office:meta>
</office:document-meta>
</file>